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798cm"/>
    </style:style>
    <style:style style:name="Table1.B" style:family="table-column">
      <style:table-column-properties style:column-width="4.882cm"/>
    </style:style>
    <style:style style:name="Table1.C" style:family="table-column">
      <style:table-column-properties style:column-width="9.32cm"/>
    </style:style>
    <style:style style:name="Table1.A1" style:family="table-cell">
      <style:table-cell-properties style:vertical-align="middle" fo:padding="0.049cm" fo:border="none"/>
    </style:style>
    <style:style style:name="P1" style:family="paragraph" style:parent-style-name="Heading_20_2">
      <style:paragraph-properties fo:margin-top="0cm" fo:margin-bottom="0.247cm" style:contextual-spacing="false" fo:line-height="114%" fo:padding="0cm" fo:border="none"/>
    </style:style>
    <style:style style:name="P2" style:family="paragraph" style:parent-style-name="Heading_20_2">
      <style:paragraph-properties fo:margin-top="0cm" fo:margin-bottom="0.212cm" style:contextual-spacing="false" fo:line-height="114%"/>
    </style:style>
    <style:style style:name="P3" style:family="paragraph" style:parent-style-name="Heading_20_3">
      <style:paragraph-properties fo:margin-top="0cm" fo:margin-bottom="0.247cm" style:contextual-spacing="false" fo:line-height="114%"/>
    </style:style>
    <style:style style:name="P4" style:family="paragraph" style:parent-style-name="Heading_20_3">
      <style:paragraph-properties fo:margin-top="0cm" fo:margin-bottom="0.212cm" style:contextual-spacing="false" fo:line-height="114%"/>
    </style:style>
    <style:style style:name="P5" style:family="paragraph" style:parent-style-name="Heading_20_4">
      <style:paragraph-properties fo:margin-top="0cm" fo:margin-bottom="0.247cm" style:contextual-spacing="false" fo:line-height="114%"/>
    </style:style>
    <style:style style:name="P6" style:family="paragraph" style:parent-style-name="Heading_20_4">
      <style:paragraph-properties fo:margin-top="0cm" fo:margin-bottom="0.247cm" style:contextual-spacing="false" fo:line-height="114%"/>
      <style:text-properties style:font-name="Google Sans"/>
    </style:style>
    <style:style style:name="P7" style:family="paragraph" style:parent-style-name="Preformatted_20_Text">
      <style:paragraph-properties fo:margin-top="0cm" fo:margin-bottom="0cm" style:contextual-spacing="false" fo:line-height="114%"/>
    </style:style>
    <style:style style:name="P8" style:family="paragraph" style:parent-style-name="Table_20_Contents">
      <style:paragraph-properties fo:margin-top="0cm" fo:margin-bottom="0.499cm" style:contextual-spacing="false"/>
    </style:style>
    <style:style style:name="P9" style:family="paragraph" style:parent-style-name="Table_20_Heading">
      <style:paragraph-properties fo:margin-top="0cm" fo:margin-bottom="0.499cm" style:contextual-spacing="false"/>
    </style:style>
    <style:style style:name="P10" style:family="paragraph" style:parent-style-name="Text_20_body">
      <style:paragraph-properties fo:margin-top="0cm" fo:margin-bottom="0.247cm" style:contextual-spacing="false" fo:line-height="114%"/>
      <style:text-properties style:font-name="Google Sans Text"/>
    </style:style>
    <style:style style:name="P11" style:family="paragraph" style:parent-style-name="Text_20_body">
      <style:paragraph-properties fo:margin-top="0cm" fo:margin-bottom="0.247cm" style:contextual-spacing="false" fo:line-height="114%" fo:padding="0cm" fo:border="none"/>
      <style:text-properties style:font-name="Google Sans Text"/>
    </style:style>
    <style:style style:name="P12" style:family="paragraph" style:parent-style-name="Text_20_body" style:list-style-name="L1">
      <style:paragraph-properties fo:margin-top="0cm" fo:margin-bottom="0.247cm" style:contextual-spacing="false" fo:line-height="114%" fo:padding="0cm" fo:border="none"/>
      <style:text-properties style:font-name="Google Sans Text"/>
    </style:style>
    <style:style style:name="P13" style:family="paragraph" style:parent-style-name="Text_20_body">
      <style:paragraph-properties fo:margin-top="0cm" fo:margin-bottom="0.247cm" style:contextual-spacing="false" fo:line-height="114%"/>
      <style:text-properties style:font-name="Google Sans Text" fo:font-weight="bold"/>
    </style:style>
    <style:style style:name="P14" style:family="paragraph" style:parent-style-name="Text_20_body" style:list-style-name="L1">
      <style:paragraph-properties fo:margin-top="0cm" fo:margin-bottom="0.247cm" style:contextual-spacing="false" fo:line-height="114%" fo:padding="0cm" fo:border="none"/>
    </style:style>
    <style:style style:name="P15" style:family="paragraph" style:parent-style-name="Text_20_body">
      <style:paragraph-properties fo:margin-top="0cm" fo:margin-bottom="0.247cm" style:contextual-spacing="false" fo:line-height="114%"/>
    </style:style>
    <style:style style:name="P16" style:family="paragraph" style:parent-style-name="Text_20_body">
      <style:paragraph-properties fo:margin-top="0cm" fo:margin-bottom="0.247cm" style:contextual-spacing="false" fo:line-height="114%" fo:padding="0cm" fo:border="none"/>
    </style:style>
    <style:style style:name="P17" style:family="paragraph" style:parent-style-name="Text_20_body" style:list-style-name="L2">
      <style:paragraph-properties fo:margin-top="0cm" fo:margin-bottom="0.247cm" style:contextual-spacing="false" fo:line-height="114%" fo:padding="0cm" fo:border="none"/>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paragraph-properties fo:margin-top="0cm" fo:margin-bottom="0.247cm" style:contextual-spacing="false" fo:line-height="114%"/>
      <style:text-properties officeooo:rsid="0012f203" officeooo:paragraph-rsid="0012f203"/>
    </style:style>
    <style:style style:name="T1" style:family="text">
      <style:text-properties fo:font-weight="bold"/>
    </style:style>
    <style:style style:name="T2" style:family="text">
      <style:text-properties fo:font-weight="bold" officeooo:rsid="00126417"/>
    </style:style>
    <style:style style:name="T3" style:family="text">
      <style:text-properties style:font-name="Google Sans Text"/>
    </style:style>
    <style:style style:name="T4" style:family="text">
      <style:text-properties style:font-name="Google Sans Text" fo:font-weight="bold"/>
    </style:style>
    <style:style style:name="T5" style:family="text">
      <style:text-properties style:font-name="Google Sans"/>
    </style:style>
    <style:style style:name="T6" style:family="text">
      <style:text-properties style:font-name="Google Sans" officeooo:rsid="00126417"/>
    </style:style>
    <style:style style:name="T7" style:family="text">
      <style:text-properties officeooo:rsid="00126417"/>
    </style:style>
    <style:style style:name="T8" style:family="text"/>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section text:style-name="Sect1" text:name="model-response-message-contentr_d2cc4788039633e4">
        <text:p text:style-name="Horizontal_20_Line"/>
        <text:h text:style-name="P2" text:outline-level="2">🚀 <text:span text:style-name="T5">Le Cauchemar de la Validation Front-end est TERMINÉ ! Découvrez </text:span><text:span text:style-name="Source_20_Text"><text:span text:style-name="T3">form_validator</text:span></text:span><text:span text:style-name="T5"> (v2.1.</text:span><text:span text:style-name="T6">1</text:span><text:span text:style-name="T5">)</text:span></text:h>
        <text:h text:style-name="P3" text:outline-level="3"><text:span text:style-name="T3"/></text:h>
        <text:p text:style-name="Horizontal_20_Line"/>
        <text:h text:style-name="P4" text:outline-level="3">💡 <text:span text:style-name="T5">La Solution <text:s/>: </text:span><text:span text:style-name="Source_20_Text"><text:span text:style-name="T3">form_validator</text:span></text:span></text:h>
        <text:p text:style-name="P21"><text:span text:style-name="T3">Chez </text:span><text:span text:style-name="T4">INTERNATIONALES WEB APPS &amp; SERVICES</text:span><text:span text:style-name="T3">, nous avons conçu et mis en production une solution qui vous épargnera ces galères : </text:span><text:span text:style-name="Source_20_Text"><text:span text:style-name="T4">@wlindabla/form_validator</text:span></text:span><text:span text:style-name="T3">.</text:span></text:p>
        <text:h text:style-name="P5" text:outline-level="4">🌍 <text:span text:style-name="T5">Compatibilité et Architecture</text:span></text:h>
        <text:p text:style-name="P10">Afin d'assurer une <text:span text:style-name="T1">compatibilité maximale</text:span>, même avec les anciens navigateurs et les projets Legacy, notre librairie utilise <text:span text:style-name="T1">jQuery en interne</text:span> pour la gestion des événements du DOM (délégation et manipulation des classes CSS).</text:p>
        <text:p text:style-name="P10"><text:span text:style-name="T1">Attention :</text:span> Ceci est un détail d'implémentation. Le système est conçu de manière modulaire et son utilisation est parfaitement compatible avec les frameworks modernes comme <text:span text:style-name="T1">ReactJS, Angular, VueJS, et NextJS</text:span>. Vous pouvez l'intégrer à n'importe quel projet Front-end où vous souhaitez une gestion centralisée des formulaires.</text:p>
        <text:h text:style-name="P6" text:outline-level="4">Comment ça Marche Derrière le Rideau ?</text:h>
        <text:p text:style-name="P10">Notre système est construit sur le principe du <text:span text:style-name="T1">Single Responsibility Principle</text:span> et du <text:span text:style-name="T1">Pattern Adaptateur</text:span>, offrant une clarté sans précédent :</text:p>
        <text:list xml:id="list576382583" text:style-name="L2">
          <text:list-item>
            <text:p text:style-name="P17"><text:span text:style-name="T4">Le Chef d'Orchestre (</text:span><text:span text:style-name="Source_20_Text"><text:span text:style-name="T4">FormValidateController</text:span></text:span><text:span text:style-name="T4">) :</text:span><text:span text:style-name="T3"> Ce contrôleur est le point d'entrée. Il orchestre l'ensemble du processus de validation et gère la connexion avec le DOM via jQuery (délégation d'événements).</text:span></text:p>
          </text:list-item>
          <text:list-item>
            <text:p text:style-name="P17"><text:span text:style-name="T4">Les Yeux sur le DOM (</text:span><text:span text:style-name="Source_20_Text"><text:span text:style-name="T4">FieldInputController</text:span></text:span><text:span text:style-name="T4">) :</text:span><text:span text:style-name="T3"> C'est un adaptateur qui se charge de lire les attributs HTML du champ courant, de récupérer la valeur </text:span><text:span text:style-name="T4">correcte</text:span><text:span text:style-name="T3"> (objet </text:span><text:span text:style-name="Source_20_Text"><text:span text:style-name="T3">File</text:span></text:span><text:span text:style-name="T3">/</text:span><text:span text:style-name="Source_20_Text"><text:span text:style-name="T3">FileList</text:span></text:span><text:span text:style-name="T3"> pour les fichiers, ou chaînes/nombres) et de déterminer les options de validation requises.</text:span></text:p>
          </text:list-item>
          <text:list-item>
            <text:p text:style-name="P17"><text:span text:style-name="T4">Le Maître de la Logique (Le Router) :</text:span><text:span text:style-name="T3"> Le </text:span><text:span text:style-name="Source_20_Text"><text:span text:style-name="T4">FormInputController</text:span></text:span><text:span text:style-name="T3"> (notre routeur) prend le relais et, basé sur le type du champ, appelle le </text:span><text:span text:style-name="T4">Validator Spécifique</text:span><text:span text:style-name="T3"> approprié. Par exemple : </text:span><text:span text:style-name="Source_20_Text"><text:span text:style-name="T3">TextInputValidator</text:span></text:span><text:span text:style-name="T3">, </text:span><text:span text:style-name="Source_20_Text"><text:span text:style-name="T3">PasswordInputValidator</text:span></text:span><text:span text:style-name="T3">, </text:span><text:span text:style-name="Source_20_Text"><text:span text:style-name="T3">UrlInputValidator</text:span></text:span><text:span text:style-name="T3">, etc.</text:span></text:p>
          </text:list-item>
          <text:list-item>
            <text:p text:style-name="P17"><text:soft-page-break/><text:span text:style-name="T4">L'Accélération avec le Cache (Nouveauté v2.1.0) :</text:span><text:span text:style-name="T3"> Nous avons introduit une architecture pluggable (</text:span><text:span text:style-name="Source_20_Text"><text:span text:style-name="T3">FieldOptionsValidateCacheAdapterInterface</text:span></text:span><text:span text:style-name="T3">) qui permet de mettre en cache les options de validation du champ, réduisant drastiquement les accès au DOM pour les validations répétitives.</text:span></text:p>
          </text:list-item>
        </text:list>
        <text:p text:style-name="P16"/>
        <text:h text:style-name="P1" text:outline-level="2">Stratégie de Validation Côté Serveur : Implémentation de l'Adaptateur Node.js</text:h>
        <text:p text:style-name="Text_20_body">La construction d'une application Node.js sécurisée exige une stratégie de validation des données entrantes qui soit à la fois performante et rigoureuse. Cette approche préconise de séparer la définition des règles (le schéma de validation) de leur exécution physique, grâce à l'utilisation d'un <text:span text:style-name="Strong_20_Emphasis">Adaptateur Serveur implémenté par le développeur</text:span>.</text:p>
        <text:h text:style-name="Heading_20_3" text:outline-level="3">1. Le Rôle Central de l'Adaptateur Node.js (Implémentation Développeur)</text:h>
        <text:p text:style-name="Text_20_body">Tout comme le développeur implémente le <text:span text:style-name="Source_20_Text">FieldInputController</text:span> pour interagir avec le <text:span text:style-name="Strong_20_Emphasis">DOM</text:span> (système de fichiers du client), il <text:span text:style-name="Strong_20_Emphasis">doit implémenter</text:span> l'adaptateur équivalent pour Node.js (par exemple, un <text:span text:style-name="Source_20_Text">NodeValidatorAdapter</text:span>).</text:p>
        <text:p text:style-name="Text_20_body"><text:span text:style-name="Strong_20_Emphasis">Pourquoi cette Implémentation est-elle Cruciale ?</text:span></text:p>
        <text:p text:style-name="Text_20_body">L'adaptateur a pour mission d'unifier l'interface de validation tout en déléguant les opérations de bas niveau :</text:p>
        <text:list text:style-name="L6">
          <text:list-item>
            <text:p text:style-name="P18"><text:span text:style-name="Strong_20_Emphasis">Cohérence du Schéma :</text:span> Le même schéma de validation défini pour le client peut être lu et interprété par l'adaptateur côté serveur.</text:p>
          </text:list-item>
          <text:list-item>
            <text:p text:style-name="P18"><text:span text:style-name="Strong_20_Emphasis">Accès aux Ressources Systèmes :</text:span> L'adaptateur est le seul point de connexion entre les règles abstraites de validation et les outils concrets de Node.js (modules <text:span text:style-name="Source_20_Text">fs</text:span>, gestion des requêtes, etc.).</text:p>
          </text:list-item>
        </text:list>
        <text:h text:style-name="Heading_20_3" text:outline-level="3">2. Validateurs <text:span text:style-name="Source_20_Text">Text</text:span> et <text:span text:style-name="Source_20_Text">Choices</text:span> : Le Bénéfice de la Réutilisation</text:h>
        <text:p text:style-name="Text_20_body">Pour les types de validateurs qui ne nécessitent pas d'accès physique au système de fichiers du serveur (<text:span text:style-name="Source_20_Text">Text</text:span>, <text:span text:style-name="Source_20_Text">Number</text:span>, <text:span text:style-name="Source_20_Text">Boolean</text:span>, <text:span text:style-name="Source_20_Text">Choices</text:span>, etc.), l'adaptateur Node.js apporte une grande efficacité :</text:p>
        <text:list text:style-name="L7">
          <text:list-item>
            <text:p text:style-name="P19"><text:span text:style-name="Strong_20_Emphasis">Logique Simple et Réutilisable :</text:span> Les règles sont directement appliquées aux données brutes de la requête (<text:span text:style-name="Source_20_Text">req.body</text:span>, <text:span text:style-name="Source_20_Text">req.query</text:span>).</text:p>
          </text:list-item>
          <text:list-item>
            <text:p text:style-name="P19"><text:span text:style-name="Strong_20_Emphasis">Contrôles Internes :</text:span> L'adaptateur vérifie rapidement des éléments comme la conformité des formats (e-mail), les longueurs minimales/maximales, ou l'existence de la valeur dans un ensemble prédéfini.</text:p>
          </text:list-item>
        </text:list>
        <text:p text:style-name="Text_20_body">Dans ce cas, le développeur <text:span text:style-name="Strong_20_Emphasis">réutilise</text:span> au maximum les définitions de validation existantes sans avoir à réinventer la roue, garantissant ainsi une cohérence parfaite entre les deux environnements.</text:p>
        <text:h text:style-name="Heading_20_3" text:outline-level="3"><text:soft-page-break/>3. Validateurs de Type <text:span text:style-name="Source_20_Text">File</text:span> : L'Interaction avec le Système de Fichiers</text:h>
        <text:p text:style-name="Text_20_body">C'est sur les validateurs de type <text:span text:style-name="Source_20_Text">File</text:span> que l'implémentation spécifique de l'adaptateur par le développeur prend tout son sens. La validation côté client est triviale et non sécurisée ; la validation côté serveur est la seule source fiable.</text:p>
        <text:p text:style-name="Text_20_body">L'implémentation du <text:span text:style-name="Source_20_Text">NodeValidatorAdapter</text:span> doit contenir une routine dédiée pour les fichiers qui tire parti des fonctionnalités de Node.js :</text:p>
        <table:table table:name="Table1" table:style-name="Table1">
          <table:table-column table:style-name="Table1.A"/>
          <table:table-column table:style-name="Table1.B"/>
          <table:table-column table:style-name="Table1.C"/>
          <table:table-row>
            <table:table-cell table:style-name="Table1.A1" office:value-type="string">
              <text:p text:style-name="P9">Action de Validation</text:p>
            </table:table-cell>
            <table:table-cell table:style-name="Table1.A1" office:value-type="string">
              <text:p text:style-name="P9">Outil Node.js Nécessaire</text:p>
            </table:table-cell>
            <table:table-cell table:style-name="Table1.A1" office:value-type="string">
              <text:p text:style-name="P9">Objectif de Sécurité</text:p>
            </table:table-cell>
          </table:table-row>
          <table:table-row>
            <table:table-cell table:style-name="Table1.A1" office:value-type="string">
              <text:p text:style-name="P8"><text:span text:style-name="Strong_20_Emphasis">Vérification de Taille</text:span></text:p>
            </table:table-cell>
            <table:table-cell table:style-name="Table1.A1" office:value-type="string">
              <text:p text:style-name="P8"><text:span text:style-name="Source_20_Text">fs.statSync()</text:span> ou <text:span text:style-name="Source_20_Text">fs.fstat()</text:span></text:p>
            </table:table-cell>
            <table:table-cell table:style-name="Table1.A1" office:value-type="string">
              <text:p text:style-name="P8">Confirmer la taille réelle du fichier uploadé et rejeter ceux qui dépassent la limite serveur configurée.</text:p>
            </table:table-cell>
          </table:table-row>
          <table:table-row>
            <table:table-cell table:style-name="Table1.A1" office:value-type="string">
              <text:p text:style-name="P8"><text:span text:style-name="Strong_20_Emphasis">Vérification de Type</text:span></text:p>
            </table:table-cell>
            <table:table-cell table:style-name="Table1.A1" office:value-type="string">
              <text:p text:style-name="P8">Librairie de <text:span text:style-name="Emphasis">MIME Sniffing</text:span> (lecture du contenu binaire)</text:p>
            </table:table-cell>
            <table:table-cell table:style-name="Table1.A1" office:value-type="string">
              <text:p text:style-name="P8">Identifier le type réel du fichier (ex: une image PNG) pour empêcher l'exécution de code malveillant déguisé en simple fichier (protection contre les fausses extensions).</text:p>
            </table:table-cell>
          </table:table-row>
          <table:table-row>
            <table:table-cell table:style-name="Table1.A1" office:value-type="string">
              <text:p text:style-name="P8"><text:span text:style-name="Strong_20_Emphasis">Gestion du Stockage</text:span></text:p>
            </table:table-cell>
            <table:table-cell table:style-name="Table1.A1" office:value-type="string">
              <text:p text:style-name="P8"><text:span text:style-name="Source_20_Text">fs.rename()</text:span>, <text:span text:style-name="Source_20_Text">fs.move()</text:span>, ou API Cloud</text:p>
            </table:table-cell>
            <table:table-cell table:style-name="Table1.A1" office:value-type="string">
              <text:p text:style-name="P8">Assurer que le fichier n'est déplacé de son emplacement temporaire vers son emplacement final (local ou cloud) <text:span text:style-name="Strong_20_Emphasis">qu'après</text:span> validation complète.</text:p>
            </table:table-cell>
          </table:table-row>
        </table:table>
        <text:p text:style-name="Text_20_body"><text:span text:style-name="Strong_20_Emphasis">Conclusion Architecturale :</text:span></text:p>
        <text:p text:style-name="Text_20_body">En implémentant son propre adaptateur pour Node.js, le développeur réussit à :</text:p>
        <text:list text:style-name="L8">
          <text:list-item>
            <text:p text:style-name="P20"><text:span text:style-name="Strong_20_Emphasis">Uniformiser l'API de validation :</text:span> Utiliser la même méthode <text:span text:style-name="Source_20_Text">.validate()</text:span> pour tous les types de données.</text:p>
          </text:list-item>
          <text:list-item>
            <text:p text:style-name="P20"><text:span text:style-name="Strong_20_Emphasis">Déléguer la complexité :</text:span> Gérer les règles simples de manière générique et rapide.</text:p>
          </text:list-item>
          <text:list-item>
            <text:p text:style-name="P20"><text:span text:style-name="Strong_20_Emphasis">Garantir la sécurité :</text:span> Déléguer la validation des fichiers à l'environnement Node.js, le seul capable d'accéder au <text:span text:style-name="Strong_20_Emphasis">système de fichiers du serveur</text:span> pour vérifier la taille physique et le contenu binaire du fichier.</text:p>
          </text:list-item>
        </text:list>
        <text:p text:style-name="P16"/>
        <text:h text:style-name="P3" text:outline-level="3">🌐 <text:span text:style-name="T5">L'Intégration HTTP Centralisée</text:span></text:h>
        <text:p text:style-name="P15"><text:span text:style-name="T3">Finie la manipulation manuelle des requêtes ! Notre fonction intégrée </text:span><text:span text:style-name="Source_20_Text"><text:span text:style-name="T4">httpFetchHandler</text:span></text:span><text:span text:style-name="T3"> centralise l'envoi et la réception des données vers et depuis le serveur. Elle assure une gestion uniforme des promesses et des réponses, vous permettant de vous concentrer uniquement sur la logique métier.</text:span></text:p>
        <text:p text:style-name="Horizontal_20_Line"/>
        <text:h text:style-name="P3" text:outline-level="3"><text:soft-page-break/>🤝 <text:span text:style-name="T5">Appel à la Collaboration : Rejoignez le Code Source !</text:span></text:h>
        <text:p text:style-name="P15"><text:span text:style-name="T3">La bibliothèque </text:span><text:span text:style-name="Source_20_Text"><text:span text:style-name="T4">@wlindabla/form_validator</text:span></text:span><text:span text:style-name="T3"> contient beaucoup plus de fonctions, d'outils utilitaires, de validateurs spécifiques et de fonctionnalités que nous ne pouvons pas lister ici.</text:span></text:p>
        <text:p text:style-name="P10">Nous avons déployé la version <text:span text:style-name="T1">v2.1.</text:span><text:span text:style-name="T2">1</text:span> et avons hâte de voir cette bibliothèque évoluer avec la communauté. Nous invitons tous les grands esprits à explorer le code source, signaler les bugs, proposer des optimisations ou ajouter de nouveaux validateurs !</text:p>
        <text:p text:style-name="P16">👉 <text:span text:style-name="T3">Consultez le dépôt GitHub pour découvrir toutes les fonctionnalités et commencez à contribuer dès aujourd'hui :</text:span></text:p>
        <text:p text:style-name="P11"><text:span text:style-name="T7">https://www.</text:span>github.com/Agbokoudjo/form_validator</text:p>
        <text:p text:style-name="P13">Installation (NPM &amp; Yarn) :</text:p>
        <text:p text:style-name="P10">Bash</text:p>
        <text:p text:style-name="P7"><text:span text:style-name="Source_20_Text"><text:span text:style-name="T3">yarn add @wlindabla/form_validator</text:span></text:span></text:p>
        <text:p text:style-name="P7"><text:soft-page-break/><text:span text:style-name="Source_20_Text"><text:span text:style-name="T3"># ou</text:span></text:span></text:p>
        <text:p text:style-name="P7"><text:span text:style-name="Source_20_Text"><text:span text:style-name="T3">npm install @wlindabla/form_validator</text:span></text:span></text:p>
        <text:p text:style-name="P10">#JavaScript #TypeScript #OpenSource #WebDevelopment #Validation #NPM</text:p>
        <text:p text:style-name="P10">@symfony @laravel @django @Grafikart @Mathieu Nebra @Meryl (Vérifiez les tags pour les profils exacts sur LinkedIn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7T08:50:22.485910763</meta:creation-date>
    <dc:date>2025-10-17T17:48:25.716381555</dc:date>
    <meta:editing-duration>PT8H58M8S</meta:editing-duration>
    <meta:editing-cycles>2</meta:editing-cycles>
    <meta:generator>LibreOffice/7.4.7.2$Linux_X86_64 LibreOffice_project/40$Build-2</meta:generator>
    <meta:document-statistic meta:table-count="1" meta:image-count="0" meta:object-count="0" meta:page-count="5" meta:paragraph-count="59" meta:word-count="1002" meta:character-count="6902" meta:non-whitespace-character-count="5969"/>
  </office:meta>
</office:document-meta>
</file>